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 = 0.01</text:p>
          </table:table-cell>
          <table:table-cell office:value-type="string" calcext:value-type="string">
            <text:p>LX=LT=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pa = 0.295</text:p>
          </table:table-cell>
          <table:table-cell office:value-type="string" calcext:value-type="string">
            <text:p>Cl0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24</text:p>
          </table:table-cell>
          <table:table-cell office:value-type="float" office:value="7.74346" calcext:value-type="float">
            <text:p>7.74346</text:p>
          </table:table-cell>
          <table:table-cell office:value-type="float" office:value="0.0212175" calcext:value-type="float">
            <text:p>0.021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2</text:p>
          </table:table-cell>
          <table:table-cell office:value-type="float" office:value="5.73873" calcext:value-type="float">
            <text:p>5.73873</text:p>
          </table:table-cell>
          <table:table-cell office:value-type="float" office:value="0.0166283" calcext:value-type="float">
            <text:p>0.0166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8</text:p>
          </table:table-cell>
          <table:table-cell office:value-type="float" office:value="2.79468" calcext:value-type="float">
            <text:p>2.79468</text:p>
          </table:table-cell>
          <table:table-cell office:value-type="float" office:value="0.00743932" calcext:value-type="float">
            <text:p>0.0074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64</text:p>
          </table:table-cell>
          <table:table-cell office:value-type="float" office:value="1.28242" calcext:value-type="float">
            <text:p>1.28242</text:p>
          </table:table-cell>
          <table:table-cell office:value-type="float" office:value="0.00396749" calcext:value-type="float">
            <text:p>0.0039674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ppa =0.3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.373" calcext:value-type="float">
            <text:p>33.373</text:p>
          </table:table-cell>
          <table:table-cell office:value-type="float" office:value="0.0427571" calcext:value-type="float">
            <text:p>0.0427571</text:p>
          </table:table-cell>
          <table:table-cell office:value-type="float" office:value="33.3576" calcext:value-type="float">
            <text:p>33.3576</text:p>
          </table:table-cell>
          <table:table-cell office:value-type="float" office:value="0.0301644" calcext:value-type="float">
            <text:p>0.0301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.9828" calcext:value-type="float">
            <text:p>42.9828</text:p>
          </table:table-cell>
          <table:table-cell office:value-type="float" office:value="0.0397855" calcext:value-type="float">
            <text:p>0.039785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4243" calcext:value-type="float">
            <text:p>62.4243</text:p>
          </table:table-cell>
          <table:table-cell office:value-type="float" office:value="0.054327" calcext:value-type="float">
            <text:p>0.05432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2.2824" calcext:value-type="float">
            <text:p>82.2824</text:p>
          </table:table-cell>
          <table:table-cell office:value-type="float" office:value="0.0740831" calcext:value-type="float">
            <text:p>0.07408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2:02:34.771686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3:31:21.450119613</meta:creation-date>
    <dc:date>2018-05-03T12:02:53.892839656</dc:date>
    <meta:editing-duration>P1DT3H6M36S</meta:editing-duration>
    <meta:editing-cycles>7</meta:editing-cycles>
    <meta:generator>LibreOffice/5.1.6.2$Linux_X86_64 LibreOffice_project/10m0$Build-2</meta:generator>
    <meta:document-statistic meta:table-count="1" meta:cell-count="32" meta:object-count="0"/>
  </office:meta>
</office:document-meta>
</file>